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end" style:justify-single-word="false"/>
      <style:text-properties fo:font-size="10.5pt" style:font-size-asian="10.5pt" style:font-size-complex="10.5pt"/>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2pt"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tay Joffe</text:p>
      <text:p text:style-name="P1">02/27/2007</text:p>
      <text:p text:style-name="P1">CSE 123B: Networking</text:p>
      <text:p text:style-name="P2"/>
      <text:p text:style-name="P3">Model Checking Large Network Protocol Implementations</text:p>
      <text:p text:style-name="P4"/>
      <text:p text:style-name="P4"><text:tab/>The most important things offered by this paper are being able to test a protocol without having to spend a huge amount of time modeling your design for the testing architechture, testing the project as a whole rather than having to extract relevant parts and write tons of stub code for the rest, and reducing the exponential state space explosion.</text:p>
      <text:p text:style-name="P4"><text:tab/>As stated by the paper, a lot of model checking techniques often require the user to spend such a great effort describing their protocol in a model that can be used by the testing software that it becomes more work than the design and implementation of the protocol itself. This can be a large nuisance and cause many people to shy away from using model checking tools.</text:p>
      <text:p text:style-name="P4"><text:tab/>By testing the product as a whole rather than extracting the relevant details, as this paper did by using the entire linux kernel rather than the actual TCP implentation, a lot of work that would traditionally have to be done creating stub code is removed. Also, as is the case with the linux TCP stack and many other applications, often the protocol implementation is tightly woven with the application surrounding it, meaning there is a large chance that a wrong decision can be made about what is relevant. Furthermore, testing at the application level means low level details usually don't have a big effect because the grand scale interface doesn't change as much as the deeper details. This paper particularly noted that they originally tried to extract the TCP code and write stubs for the kernel calls it makes, but got into lots of problems when they fully realized the complexity of the stub code required.</text:p>
      <text:p text:style-name="P4"><text:tab/>Although they do not go into deep detail on the matter, reducing the state space is perhaps the most important factor. This paper just mentions using a statistical method that notices how often variables get changed to separate the information that causes a large, abstract protocol change, from a simple counter that doesn't really affect much. It is easy to see that the state space of even the simplest network protocols explodes nondeterminstically very quickly, there are simply way too many options. The deeper and more options a checker tests, the better that tool will be. If their statistical algorithms can truly differentiate between variables and understand the effect each has on the protocol, then this is perhaps the most important contribution, in my opinion. I have a feeling though that truly understanding a protocol, and how various transitions affect it, in an automatic manner would require artificial intelligence techniques beyond what they discuss and some level of human intervention.</text:p>
      <text:p text:style-name="P4"><text:tab/>The main drawback I see with this paper is that they go out of their way to make it seem like their approach is much better than the other model checkers because of the various model checkers around because of the things I've mentioned and other reasons, yet they still had to do quite a bit of work. More importantly, it seems like the work they had to put in has just as much of an effect as anything they worked so hard to avoid. For example, they designed the system so that you don't have to describe a model, and at the same time they wouldn't have to pull out relevant code and create stubs, yet they still had to develop a reference version to compare to. It makes complete sense that this is required, and they even address this issue a bit at the very end, but they never really mention that there is probably just as much room for bugs in their reference implementation as there was in any stub code.</text:p>
      <text:p text:style-name="P4"><text:tab/>I think the most important conclusion to get out of this paper is that designing and implementing a fool proof network protocol is really, really hard. There are so many details and possibilites once you start transmitting things over a wire, it's hard to keep track. The developers working on the Linux kernel are top notch folks, yet even their TCP implementation has bugs. The solution, I think, is to realize that at some point an error in the protocol will creep up, implement the common cases in a bulletproof manner, and make sure weird corner cases don't have a chance to have a really bad effect. The Linux kernel TCP implementation did exactly this, as the comment on the code said that the bug is rare and harml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7-02-27T00:30:53</meta:creation-date>
    <dc:date>2007-02-27T02:54:36</dc:date>
    <dc:language>en-US</dc:language>
    <meta:editing-cycles>12</meta:editing-cycles>
    <meta:editing-duration>PT2H20M42S</meta:editing-duration>
    <meta:user-defined meta:name="Info 1"/>
    <meta:user-defined meta:name="Info 2"/>
    <meta:user-defined meta:name="Info 3"/>
    <meta:user-defined meta:name="Info 4"/>
    <meta:document-statistic meta:table-count="0" meta:image-count="0" meta:object-count="0" meta:page-count="1" meta:paragraph-count="10" meta:word-count="760" meta:character-count="4381"/>
  </office:meta>
</office:document-meta>
</file>